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07034" officeooo:paragraph-rsid="00207034"/>
    </style:style>
    <style:style style:name="P2" style:family="paragraph" style:parent-style-name="Text_20_body">
      <style:text-properties officeooo:rsid="00207034" officeooo:paragraph-rsid="002118f4"/>
    </style:style>
    <style:style style:name="P3" style:family="paragraph" style:parent-style-name="Text_20_body">
      <style:text-properties fo:font-weight="bold" officeooo:rsid="00207034" officeooo:paragraph-rsid="00207034" style:font-weight-asian="bold" style:font-weight-complex="bold"/>
    </style:style>
    <style:style style:name="P4" style:family="paragraph" style:parent-style-name="Text_20_body">
      <style:text-properties officeooo:paragraph-rsid="00225233"/>
    </style:style>
    <style:style style:name="T1" style:family="text">
      <style:text-properties officeooo:rsid="00207034"/>
    </style:style>
    <style:style style:name="T2" style:family="text">
      <style:text-properties officeooo:rsid="00225233"/>
    </style:style>
    <style:style style:name="T3" style:family="text">
      <style:text-properties fo:font-weight="normal" officeooo:rsid="0022523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Article: "Naviguer le Labyrinthe Électoral: Le Paradoxe de Condorcet"</text:span></text:p>
      <text:p text:style-name="Text_20_body">Bienvenue dans une exploration captivante du monde complexe des systèmes électoraux, où la satisfaction totale des votants demeure un Graal énigmatique. Notre voyage commence par démystifier le "Paradoxe de Condorcet", un phénomène intrigant qui jette une lumière inattendue sur les méandres de la démocratie.</text:p>
      <text:p text:style-name="Text_20_body"/>
      <text:p text:style-name="Text_20_body"><text:span text:style-name="Strong_20_Emphasis">I. Le Paradoxe de Condorcet:</text:span></text:p>
      <text:p text:style-name="Text_20_body">Imaginez une élection où chaque choix semble raisonnable, mais la compilation des votes aboutit à un résultat paradoxal. C'est le mystère du Paradoxe de Condorcet, un phénomène où les préférences collectives défient l'intuition démocratique commune. Pour comprendre ce paradoxe, considérons un exemple simple impliquant trois candidats : A, B, et C.</text:p>
      <text:p text:style-name="Text_20_body">Supposons que la majorité préfère A à B, B à C, et C à A. Individuellement, chaque paire de candidats a une préférence claire, mais lorsqu'elles sont agrégées, une circularité émerge, créant un dilemme insoluble. Ce paradoxe, observé pour la première fois par le philosophe et mathématicien français Marquis de Condorcet au 18e siècle, remet en question la possibilité d'un système électoral parfait.</text:p>
      <text:p text:style-name="Text_20_body"/>
      <text:p text:style-name="Text_20_body"><text:span text:style-name="Strong_20_Emphasis">II. Probabilité du Paradoxe:</text:span></text:p>
      <text:p text:style-name="Text_20_body">Plongeons dans les chiffres pour comprendre la probabilité de rencontrer le Paradoxe de Condorcet. En utilisant des graphiques interactifs, explorons comment la complexité du phénomène augmente avec le nombre de choix (3) et le nombre de votants (n). Les résultats peuvent être surprenants, soulignant que même dans des contextes relativement simples, la probabilité du paradoxe n'est pas négligeable.</text:p>
      <text:p text:style-name="Text_20_body"/>
      <text:p text:style-name="Text_20_body"><text:span text:style-name="Strong_20_Emphasis">III. </text:span><text:span text:style-name="Strong_20_Emphasis"><text:span text:style-name="T2">La Quête du gagnant: </text:span></text:span><text:span text:style-name="Strong_20_Emphasis">Le Critère de Condorcet:</text:span></text:p>
      <text:p text:style-name="P4"><text:span text:style-name="Strong_20_Emphasis"><text:span text:style-name="T3">Il existe plusisieurs critères appelés Critères de Condorcet permettant d’évaluer les avantages et les inconvénients d’un système electoral. Aucun système électoral ne satisfait tous ces critères en raison du paradoxe de Condorcet, mais il est possible d’établir des préférences entre plusieurs systèmes électoraux en fonction du critère qu’on évalue.</text:span></text:span></text:p>
      <text:p text:style-name="P4"><text:span text:style-name="Strong_20_Emphasis"><text:span text:style-name="T3"/></text:span></text:p>
      <text:p text:style-name="P4"><text:span text:style-name="Strong_20_Emphasis"><text:span text:style-name="T3">TABLEAU</text:span></text:span></text:p>
      <text:p text:style-name="Text_20_body"><text:span text:style-name="Strong_20_Emphasis">IV. La Quête du Gagnant:</text:span></text:p>
      <text:p text:style-name="Text_20_body">Poursuivons notre exploration en pratiquant la théorie avec une approche concrète. À l'aide d'un programme informatique, nous simulerons un scrutin aléatoire en appliquant différentes méthodes électorales. Les résultats peuvent varier considérablement selon la méthode utilisée, soulignant ainsi la complexité des choix électoraux. <text:span text:style-name="T1">On sait grâce au paradoxe de Condorcet que le scrutin idéal n’existe pas, mais on peut établir plusieurs critères permettant d’évaluer et de comparer les différents scrutins entre eux.</text:span></text:p>
      <text:p text:style-name="Text_20_body"/>
      <text:p text:style-name="Text_20_body"><text:soft-page-break/></text:p>
      <text:p text:style-name="Text_20_body"/>
      <text:p text:style-name="Text_20_body"/>
      <text:p text:style-name="Text_20_body"/>
      <text:p text:style-name="P3">IV.I PRESENTATION DIFFERENTS CRITERES PRIMORDIAUX SCRUTIN</text:p>
      <text:p text:style-name="P1">[...]</text:p>
      <text:p text:style-name="P3">IV.II PRESENTATION DIFFERENTS SCRUTINS POSSIBLES</text:p>
      <text:p text:style-name="P2">[...]</text:p>
      <text:p text:style-name="P3">IV.IIITABLEAU DES CRITERES PRIMORDIAUX SATISFAIT PAR CHAQUE SCRUTIN</text:p>
      <text:p text:style-name="P2">[...]</text:p>
      <text:p text:style-name="Text_20_body"/>
      <text:p text:style-name="Text_20_body"/>
      <text:p text:style-name="Text_20_body"/>
      <text:p text:style-name="Text_20_body"><text:span text:style-name="Strong_20_Emphasis">Conclusion:</text:span></text:p>
      <text:p text:style-name="Text_20_body">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text:p>
      <text:p text:style-name="Text_20_body">La circularité des préférences collectives, illustrée par le Paradoxe de Condorcet, rappelle que chaque système électoral a ses limites. Cependant, la compréhension de ces limites peut servir de guide pour concevoir des systèmes plus équitables et représentatifs.</text:p>
      <text:p text:style-name="Text_20_body"><text:span text:style-name="Strong_20_Emphasis">Annexe Numérique:</text:span></text:p>
      <text:p text:style-name="Text_20_body">Pour une expérience plus immersive, nous vous invitons à explorer notre annexe numérique interactive. Ici, vous pourrez participer à un scrutin virtuel, observer les résultats selon différentes méthodes électorales, et plonger encore plus profondément dans les nuances du Paradoxe de Condorcet. [Lien vers l'Annexe Numérique]</text:p>
      <text:p text:style-name="Text_20_body">En conclusion, notre exploration des mathématiques discrètes dans le contexte électoral souligne l'importance de comprendre la complexité inhérente à la représentation démocratique. Alors que nous continuons à chercher des solutions pour améliorer nos systèmes électoraux, le Paradoxe de Condorcet demeure un rappel percutant de l'énigme persistante de la recherche d'une perfection électoral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57:40.020488483</meta:creation-date>
    <dc:date>2023-11-17T19:11:27.901542885</dc:date>
    <meta:editing-duration>PT42M22S</meta:editing-duration>
    <meta:editing-cycles>9</meta:editing-cycles>
    <meta:generator>LibreOffice/7.6.2.1$Linux_X86_64 LibreOffice_project/60$Build-1</meta:generator>
    <meta:document-statistic meta:table-count="0" meta:image-count="0" meta:object-count="0" meta:page-count="2" meta:paragraph-count="24" meta:word-count="572" meta:character-count="4028" meta:non-whitespace-character-count="3480"/>
  </office:meta>
</office:document-meta>
</file>